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c66c2" officeooo:paragraph-rsid="000c66c2"/>
    </style:style>
    <style:style style:name="P2" style:family="paragraph" style:parent-style-name="Text_20_body">
      <style:text-properties officeooo:rsid="000c66c2" officeooo:paragraph-rsid="000e98ff"/>
    </style:style>
    <style:style style:name="P3" style:family="paragraph" style:parent-style-name="Text_20_body">
      <style:text-properties officeooo:rsid="000c66c2" officeooo:paragraph-rsid="0011b11e"/>
    </style:style>
    <style:style style:name="P4" style:family="paragraph" style:parent-style-name="Text_20_body">
      <style:text-properties officeooo:rsid="000e98ff" officeooo:paragraph-rsid="000e98ff"/>
    </style:style>
    <style:style style:name="P5" style:family="paragraph" style:parent-style-name="Text_20_body">
      <style:text-properties officeooo:rsid="000e98ff" officeooo:paragraph-rsid="000ee13b"/>
    </style:style>
    <style:style style:name="P6" style:family="paragraph" style:parent-style-name="Text_20_body">
      <style:text-properties officeooo:rsid="000ee13b" officeooo:paragraph-rsid="000ee13b"/>
    </style:style>
    <style:style style:name="P7" style:family="paragraph" style:parent-style-name="Text_20_body">
      <style:text-properties officeooo:rsid="0010e092" officeooo:paragraph-rsid="0010e092"/>
    </style:style>
    <style:style style:name="P8" style:family="paragraph" style:parent-style-name="Text_20_body">
      <style:text-properties officeooo:rsid="00133a3b" officeooo:paragraph-rsid="00133a3b"/>
    </style:style>
    <style:style style:name="T1" style:family="text">
      <style:text-properties officeooo:rsid="000e98ff"/>
    </style:style>
    <style:style style:name="T2" style:family="text">
      <style:text-properties officeooo:rsid="000ee13b"/>
    </style:style>
    <style:style style:name="T3" style:family="text">
      <style:text-properties officeooo:rsid="0010e092"/>
    </style:style>
    <style:style style:name="T4" style:family="text">
      <style:text-properties officeooo:rsid="0011b11e"/>
    </style:style>
    <style:style style:name="T5" style:family="text">
      <style:text-properties officeooo:rsid="00128eb3"/>
    </style:style>
    <style:style style:name="T6" style:family="text">
      <style:text-properties officeooo:rsid="00133a3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e Idee <text:span text:style-name="T3">zu diesem</text:span> etwas aufwendige<text:span text:style-name="T3">n</text:span> Bausatz <text:span text:style-name="T3">setzt auf unserem </text:span>LED Thermometer <text:span text:style-name="T3">auf.</text:span> </text:p>
      <text:p text:style-name="P4">Wir dachten uns, <text:span text:style-name="T4">es ist eine gute Idee</text:span> zum Medienfestival einen Bausatz anzubieten, der auch noch eine Spielfunktion enthält.</text:p>
      <text:p text:style-name="P4"/>
      <text:p text:style-name="P2">Für das Zusammensetzen benötigt man <text:span text:style-name="T4">etwas </text:span>mehr Zeit (60 <text:span text:style-name="T1">BIS 120 </text:span>Minuten), dafür hat man mit <text:span text:style-name="T4">der fertigen Platine</text:span> auch eine ganze Menge mehr Möglichkeiten. <text:s/></text:p>
      <text:p text:style-name="P1">Aktuell sind folgende Funktionen in der Software eingearbeitet:</text:p>
      <text:p text:style-name="P3"><text:span text:style-name="T4">1. Eine </text:span>Temperaturanzeige über den internen Sensor <text:span text:style-name="T1">im Atmega. Dieser interne Sensor ist nicht sonderlich genau, deshalb besteht hier die Möglichkeit einen externen Sensor zu integrieren. Aktuell erkennt die Software selbstständig ob ein externe Sensor dranhängt. Wenn dem so ist, wird dieser Sensor zur Anzeige verwendet ansonsten wird der interne Sensor ausgewertet und angezeigt.</text:span></text:p>
      <text:p text:style-name="P5"><text:span text:style-name="T2">Die Anzeige erfolgt über das LED Band. Es besteht aber zusätzlich die Möglichkeit, die Ausgabe über die Datenschnittstelle RS485 (9600 Baud) auszugeben. </text:span><text:s/></text:p>
      <text:p text:style-name="P6">Jetzt kommen die Spiele:</text:p>
      <text:p text:style-name="P6"><text:span text:style-name="T4">2. </text:span>Integriert ist der Würfel für den Sing<text:span text:style-name="T5">le</text:span>player. <text:span text:style-name="T5">Ü</text:span>ber Jumper kann ich wählen ob ich bis <text:span text:style-name="T5">zur </text:span>6 oder bis zur 7 Würfeln möchte. <text:span text:style-name="T5">Durch die Anordnung der LEDs im Würfelfeld stehen hier 7 LEDs zur Verfügung. </text:span></text:p>
      <text:p text:style-name="P6"><text:span text:style-name="T5">3. </text:span>Wer möchte schon immer alleine <text:span text:style-name="T6">würfeln</text:span>? <text:span text:style-name="T5">D</text:span>eshalb gibt es auch noch die Multiplayer Funktion. </text:p>
      <text:p text:style-name="P7">Hier spielt man mit zwei Spielern. <text:span text:style-name="T5">W</text:span>elcher Spieler dran ist, <text:span text:style-name="T5">wird durch</text:span> die blauen LEDs 18 und 20 <text:span text:style-name="T5">signalisiert</text:span>. Gestartet wird mittels des kleinen Tasters. D<text:span text:style-name="T5">as</text:span> <text:span text:style-name="T5">LED </text:span>Ban<text:span text:style-name="T5">d</text:span> dient hier zur <text:span text:style-name="T5">Anzeige </text:span>des Punktestandes für den aktiven Spieler. <text:s/><text:span text:style-name="T6">Beide Spieler spielen mit dem selben elektronischen Würfel.</text:span></text:p>
      <text:p text:style-name="P7">Für diese Funktion <text:span text:style-name="T6">des Würfelspiels </text:span>gibt es bereits eine Menge Ideen den Komfort zu erweitern. <text:span text:style-name="T6">M</text:span>an kann <text:span text:style-name="T6">zum Beispiel </text:span>über die Serielle Schnittstelle zwei Boards miteinander verbinden und dann wirklich gemeinsam <text:span text:style-name="T6">und jeder auf seinem eigenen Board spielen. </text:span><text:s/></text:p>
      <text:p text:style-name="P8">Alle Funktionen lassen sich erweitern und neue hinzufügen.</text:p>
      <text:p text:style-name="P8">Mit diesem Bausatz möchten wir euch ermutigen, eure Ideen selbst auszuprobieren. </text:p>
      <text:p text:style-name="P8">Wer nicht programmieren kann, kann uns seine Idee mitteilen und wir implementieren diese Idee gemeins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2T19:55:44.205257527</meta:creation-date>
    <dc:date>2020-02-12T21:11:03.325755233</dc:date>
    <meta:editing-duration>PT21M35S</meta:editing-duration>
    <meta:editing-cycles>4</meta:editing-cycles>
    <meta:generator>LibreOffice/5.2.7.2$Linux_X86_64 LibreOffice_project/20m0$Build-2</meta:generator>
    <meta:document-statistic meta:table-count="0" meta:image-count="0" meta:object-count="0" meta:page-count="1" meta:paragraph-count="14" meta:word-count="315" meta:character-count="2080" meta:non-whitespace-character-count="1768"/>
  </office:meta>
</office:document-meta>
</file>